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d09" officeooo:paragraph-rsid="00148d09"/>
    </style:style>
    <style:style style:name="P2" style:family="paragraph" style:parent-style-name="Standard">
      <style:paragraph-properties fo:text-align="center" style:justify-single-word="false"/>
      <style:text-properties officeooo:rsid="00148d09" officeooo:paragraph-rsid="00148d09"/>
    </style:style>
    <style:style style:name="P3" style:family="paragraph" style:parent-style-name="Standard" style:list-style-name="L1">
      <style:text-properties officeooo:rsid="0016c4f5" officeooo:paragraph-rsid="0016c4f5"/>
    </style:style>
    <style:style style:name="P4" style:family="paragraph" style:parent-style-name="Standard" style:list-style-name="L2">
      <style:text-properties officeooo:rsid="0016c4f5" officeooo:paragraph-rsid="0016c4f5"/>
    </style:style>
    <style:style style:name="P5" style:family="paragraph" style:parent-style-name="Standard" style:list-style-name="L3">
      <style:text-properties officeooo:rsid="0016c4f5" officeooo:paragraph-rsid="0016c4f5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c3b9" officeooo:paragraph-rsid="0018c3b9"/>
    </style:style>
    <style:style style:name="P7" style:family="paragraph" style:parent-style-name="Standard">
      <style:paragraph-properties fo:text-align="center" style:justify-single-word="false"/>
      <style:text-properties fo:font-size="18pt" officeooo:rsid="00148d09" officeooo:paragraph-rsid="00148d09" style:font-size-asian="18pt" style:font-size-complex="18pt"/>
    </style:style>
    <style:style style:name="T1" style:family="text">
      <style:text-properties officeooo:rsid="00157fdb"/>
    </style:style>
    <style:style style:name="T2" style:family="text">
      <style:text-properties officeooo:rsid="0016c4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sume Rework</text:p>
      <text:p text:style-name="P2"/>
      <text:p text:style-name="P6">KEY STEPS</text:p>
      <text:p text:style-name="P1"/>
      <text:p text:style-name="P1">Step 1: <text:span text:style-name="T2">E</text:span>valuat<text:span text:style-name="T1">e</text:span></text:p>
      <text:list xml:id="list640176124" text:style-name="L1">
        <text:list-item>
          <text:p text:style-name="P3">length, appropriate fields </text:p>
        </text:list-item>
        <text:list-item>
          <text:p text:style-name="P3">order of fields</text:p>
        </text:list-item>
        <text:list-item>
          <text:p text:style-name="P3">action verb bullet points</text:p>
        </text:list-item>
      </text:list>
      <text:p text:style-name="P1">Step 2: reformat</text:p>
      <text:list xml:id="list2004758522" text:style-name="L2">
        <text:list-item>
          <text:p text:style-name="P4">research best templates</text:p>
        </text:list-item>
        <text:list-item>
          <text:p text:style-name="P4">reformat into new template</text:p>
        </text:list-item>
      </text:list>
      <text:p text:style-name="P1">Step 3: tailor</text:p>
      <text:list xml:id="list837238834" text:style-name="L3">
        <text:list-item>
          <text:p text:style-name="P5">tailor skills and objectiv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4T14:51:16.370110503</meta:creation-date>
    <dc:date>2024-05-24T15:21:43.844997474</dc:date>
    <meta:editing-duration>PT30M2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0" meta:character-count="218" meta:non-whitespace-character-count="193"/>
  </office:meta>
</office:document-meta>
</file>